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ae0" officeooo:paragraph-rsid="00064ae0"/>
    </style:style>
    <style:style style:name="P2" style:family="paragraph" style:parent-style-name="Standard">
      <style:text-properties officeooo:rsid="00064ae0" officeooo:paragraph-rsid="00075e3b"/>
    </style:style>
    <style:style style:name="P3" style:family="paragraph" style:parent-style-name="Standard">
      <style:text-properties officeooo:rsid="00064ae0" officeooo:paragraph-rsid="000d7506"/>
    </style:style>
    <style:style style:name="P4" style:family="paragraph" style:parent-style-name="Standard">
      <style:text-properties officeooo:rsid="00075e3b" officeooo:paragraph-rsid="00075e3b"/>
    </style:style>
    <style:style style:name="P5" style:family="paragraph" style:parent-style-name="Standard">
      <style:text-properties officeooo:rsid="00082c9d" officeooo:paragraph-rsid="00082c9d"/>
    </style:style>
    <style:style style:name="P6" style:family="paragraph" style:parent-style-name="Standard">
      <style:text-properties officeooo:rsid="00082c9d" officeooo:paragraph-rsid="00075e3b"/>
    </style:style>
    <style:style style:name="P7" style:family="paragraph" style:parent-style-name="Standard">
      <style:text-properties officeooo:rsid="00082c9d" officeooo:paragraph-rsid="000b6685"/>
    </style:style>
    <style:style style:name="P8" style:family="paragraph" style:parent-style-name="Standard">
      <style:text-properties officeooo:rsid="000d7506" officeooo:paragraph-rsid="000d7506"/>
    </style:style>
    <style:style style:name="T1" style:family="text">
      <style:text-properties officeooo:rsid="00075e3b"/>
    </style:style>
    <style:style style:name="T2" style:family="text">
      <style:text-properties officeooo:rsid="00082c9d"/>
    </style:style>
    <style:style style:name="T3" style:family="text">
      <style:text-properties officeooo:rsid="000b6685"/>
    </style:style>
    <style:style style:name="T4" style:family="text">
      <style:text-properties officeooo:rsid="000c5cf4"/>
    </style:style>
    <style:style style:name="T5" style:family="text">
      <style:text-properties officeooo:rsid="000d7506"/>
    </style:style>
    <style:style style:name="T6" style:family="text">
      <style:text-properties officeooo:rsid="000dde02"/>
    </style:style>
    <style:style style:name="T7" style:family="text">
      <style:text-properties officeooo:rsid="000eba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Early Years</text:p>
      <text:p text:style-name="P1">It was in my final year at school when I saw my first computer, my classmates and I stared at it bewilderingly <text:span text:style-name="T5">whilst</text:span> listening to our science teacher attempt to explain what it was. In those distant days from the 70’s small programs where punched out on data cards, it was <text:span text:style-name="T7">the concept of these</text:span> cards that stole my interest.</text:p>
      <text:p text:style-name="P1"/>
      <text:p text:style-name="P2">It was in the early 80’s when I was working as a <text:span text:style-name="T6">Quality Control E</text:span>ngineer that I decided to purchase a study from home computer course studying an early version of the C programming language. It wasn’t until 1992 after a rather messy divorce, I decided to go back to college on a full time basis to study information technology the subject that had now captivated me completely.</text:p>
      <text:p text:style-name="P2"/>
      <text:p text:style-name="P3">Why Website Design?</text:p>
      <text:p text:style-name="P2"><text:span text:style-name="T1">It was those early computer applications </text:span><text:span text:style-name="T6">we worked with at college on </text:span><text:span text:style-name="T1">the early Microsoft Windows</text:span> <text:s/><text:span text:style-name="T1">operating system that totally changed the subject </text:span><text:span text:style-name="T6">for just <text:s/>about everyone now we were working from a GUI (Graphical User Interface)</text:span><text:span text:style-name="T1">. One program in particular that really interested me it was a Desktop Publishing program called ‘Pagemaker’, it was for designing page layouts and styling images and text on printed pages. During recent years of course the biggest call for layout of text and images has been website design, which is exactly how it has all happened for me. I went on to attend university and gain my HND in Computer Systems Engineering and a Post Graduate Diploma for <text:s/>Office Systems &amp; Data Communication. </text:span></text:p>
      <text:p text:style-name="P2"/>
      <text:p text:style-name="P4">After college I took a position in Wellingborough at a company called Computer Productivity Ltd, as a computer programmer. Shortly after in the late part of the 90s I took a contracting post in Galway Republic of Ireland <text:span text:style-name="T2">working on a millennium project for a medical insurance company </text:span><text:span text:style-name="T3">across the pond in </text:span><text:span text:style-name="T2">New York</text:span>. </text:p>
      <text:p text:style-name="P6"/>
      <text:p text:style-name="P7">In 2005 I opened up a small business of my own, not in computing however but in the second love of my life, music and sound. I learnt a huge amount about the trials of a small business owner and I have to admit I also made a few mistakes along the way. It can be very easy to view a new business through rose coloured spectacles, and I certainly did, <text:s/><text:span text:style-name="T3">by </text:span>overestimating my target audience . However my experience in business back then has helped me to understand the challenges of those small business owners I speak with today.</text:p>
      <text:p text:style-name="P5"/>
      <text:p text:style-name="P5">I have recently been renewing and refreshing my skills over the last couple of years as a student of Codecademy, widely considered to be the best online learning platform<text:span text:style-name="T3">s</text:span> for coders and IT professionals. I am currently studying Full Stack Website Engineering <text:span text:style-name="T4">full stack simply means c</text:span>apable of working both client and server si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3:55:22.387254023</meta:creation-date>
    <meta:generator>LibreOffice/7.3.7.2$Linux_X86_64 LibreOffice_project/30$Build-2</meta:generator>
    <dc:date>2023-11-19T12:25:49.959008521</dc:date>
    <meta:editing-duration>PT21M53S</meta:editing-duration>
    <meta:editing-cycles>5</meta:editing-cycles>
    <meta:document-statistic meta:table-count="0" meta:image-count="0" meta:object-count="0" meta:page-count="1" meta:paragraph-count="8" meta:word-count="461" meta:character-count="2626" meta:non-whitespace-character-count="2167"/>
  </office:meta>
</office:document-meta>
</file>